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8-05T17:49:46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1cm" svg:width="13.887cm" svg:height="7.17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654429724189628">
                <text:p>0.654429724189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942322772343852">
                <text:p>0.0942322772343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0953073357E-016">
                <text:p>1.83690953073357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0942322772343848">
                <text:p>-0.0942322772343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282324939955543">
                <text:p>-0.282324939955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469303395120692">
                <text:p>-0.469303395120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54429724189628">
                <text:p>-0.654429724189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36973318117688">
                <text:p>-0.836973318117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36973318117689">
                <text:p>-0.8369733181176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746069661494563">
                <text:p>-0.746069661494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654429724189627">
                <text:p>-0.6544297241896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562143943757171">
                <text:p>-0.5621439437571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469303395120691">
                <text:p>-0.469303395120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375999700692911">
                <text:p>-0.3759997006929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282324939955542">
                <text:p>-0.282324939955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0942322772343849">
                <text:p>-0.09423227723438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11346239988031E-015">
                <text:p>2.11346239988031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0942322772343865">
                <text:p>0.0942322772343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375999700692915">
                <text:p>0.3759997006929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469303395120695">
                <text:p>0.4693033951206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654429724189629">
                <text:p>0.6544297241896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746069661494567">
                <text:p>0.7460696614945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83697331811769">
                <text:p>0.836973318117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52712424725112">
                <text:p>1.52712424725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.67301957256511">
                <text:p>2.673019572565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2.82264230686267">
                <text:p>2.822642306862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2.31153972832736">
                <text:p>2.311539728327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12132034355964">
                <text:p>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